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ug 29 202O</text:p>
      <text:p text:style-name="Normal">ESTIMATE</text:p>
      <text:p text:style-name="Normal">BIOMASSIVES GROUP</text:p>
      <text:p text:style-name="Normal"><text:a xlink:href="mailto:greg@biomasssiv.es" office:target-frame-name="_top" xlink:show="replace"><text:span text:style-name="Hyperlink">greg@biomasssiv.es</text:span></text:a><text:s/></text:p>
      <text:p text:style-name="Normal"/>
      <text:p text:style-name="Normal">JOB: KIND CASTLE, NEDERLAND</text:p>
      <text:p text:style-name="Normal">Castle-appropriate design and <text:s/>build</text:p>
      <text:p text:style-name="Normal"/>
      <text:p text:style-name="Normal">Design Planning <text:s text:c="9"/>8am– 4pm <text:s text:c="3"/>Equipment Operation <text:s text:c="4"/>12 hours <text:s/>@35/hr <text:s text:c="29"/>$420</text:p>
      <text:p text:style-name="Normal"/>
      <text:p text:style-name="Normal">Build out, prep &amp; install <text:s text:c="8"/>8am– 4pm <text:s text:c="3"/>Equipment Operation <text:s text:c="2"/><text:s text:c="2"/>36<text:s/>hours <text:s/>@25/hr<text:s/><text:s text:c="16"/>$900</text:p>
      <text:p text:style-name="Normal"/>
      <text:p text:style-name="Normal">star motif iron shelf hangers <text:s text:c="8"/>9am – 4pm <text:s text:c="3"/>Equipment Operation <text:s text:c="2"/></text:p>
      <text:p text:style-name="Normal"><text:s text:c="126"/>2 @ $35 <text:s text:c="4"/><text:s text:c="2"/><text:s text:c="20"/><text:s/>$70</text:p>
      <text:p text:style-name="Normal"/>
      <text:p text:style-name="Normal">Charming antique motif maple “C” shaped <text:s/>supports for <text:s/>countertop corners <text:s text:c="23"/></text:p>
      <text:p text:style-name="Normal"><text:s text:c="126"/>2 @ $35 <text:s text:c="27"/>$70</text:p>
      <text:p text:style-name="Normal"/>
      <text:p text:style-name="Normal"/>
      <text:p text:style-name="Normal">Castle-appropriate antique yellow pine hardwood <text:s text:c="7"/>8 pcs + transport <text:s/>($120)<text:s text:c="3"/><text:s text:c="23"/>$200 <text:s text:c="19"/></text:p>
      <text:p text:style-name="Normal">Castle-appropriate<text:s/>local Ned pre 1927 rough cut barnwood <text:s text:c="10"/>40 l.f. at $5 <text:s text:c="7"/><text:s text:c="16"/><text:s text:c="6"/>$200 <text:s text:c="5"/></text:p>
      <text:p text:style-name="Normal">yellow pine hardwood delivery <text:s text:c="49"/>$100 <text:s text:c="52"/>$100</text:p>
      <text:p text:style-name="Normal">Weathered<text:s/>iron<text:s/>antique<text:s/>Ned<text:s/>metal trim detailing<text:s text:c="31"/>3 pcs @ 35 <text:s text:c="27"/>$105 <text:s text:c="9"/></text:p>
      <text:p text:style-name="Normal"/>
      <text:p text:style-name="Normal">Estimate <text:s/>Total : <text:s/>$2065<?opendocument cursor-position?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ll</meta:initial-creator>
    <dc:creator>dell</dc:creator>
    <meta:creation-date>2020-08-29T22:51:00Z</meta:creation-date>
    <dc:date>2020-08-29T22:51:00Z</dc:date>
    <meta:template xlink:href="Normal" xlink:type="simple"/>
    <meta:editing-cycles>2</meta:editing-cycles>
    <meta:editing-duration>PT0S</meta:editing-duration>
    <meta:document-statistic meta:page-count="1" meta:paragraph-count="2" meta:word-count="215" meta:character-count="1443" meta:row-count="10" meta:non-whitespace-character-count="1230"/>
  </office:meta>
</office:document-meta>
</file>